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ela1" style:family="table">
      <style:table-properties style:width="19.006cm" fo:margin-left="-0.03cm" table:align="left" style:writing-mode="page"/>
    </style:style>
    <style:style style:name="Tabela1.A" style:family="table-column">
      <style:table-column-properties style:column-width="4.923cm"/>
    </style:style>
    <style:style style:name="Tabela1.B" style:family="table-column">
      <style:table-column-properties style:column-width="1.979cm"/>
    </style:style>
    <style:style style:name="Tabela1.C" style:family="table-column">
      <style:table-column-properties style:column-width="1.542cm"/>
    </style:style>
    <style:style style:name="Tabela1.D" style:family="table-column">
      <style:table-column-properties style:column-width="1.76cm"/>
    </style:style>
    <style:style style:name="Tabela1.A1" style:family="table-cell">
      <style:table-cell-properties style:vertical-align="middle" fo:background-color="#336699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ela1.I1" style:family="table-cell">
      <style:table-cell-properties style:vertical-align="middle" fo:background-color="#336699" fo:padding="0.097cm" fo:border="0.05pt solid #999999">
        <style:background-image/>
      </style:table-cell-properties>
    </style:style>
    <style:style style:name="Tabe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B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C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D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E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F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G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H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I3" style:family="table-cell" style:data-style-name="N10100">
      <style:table-cell-properties fo:padding="0.097cm" fo:border-left="0.05pt solid #999999" fo:border-right="0.05pt solid #999999" fo:border-top="none" fo:border-bottom="0.05pt solid #999999"/>
    </style:style>
    <style:style style:name="Tabela1.A4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B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C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D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E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F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G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H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I5" style:family="table-cell">
      <style:table-cell-properties fo:padding="0.097cm" fo:border="0.05pt solid #999999"/>
    </style:style>
    <style:style style:name="Tabela2" style:family="table">
      <style:table-properties style:width="10.694cm" fo:margin-left="4.535cm" table:align="left" style:writing-mode="page"/>
    </style:style>
    <style:style style:name="Tabela2.A" style:family="table-column">
      <style:table-column-properties style:column-width="6.505cm"/>
    </style:style>
    <style:style style:name="Tabela2.B" style:family="table-column">
      <style:table-column-properties style:column-width="4.189cm"/>
    </style:style>
    <style:style style:name="Tabela2.A1" style:family="table-cell">
      <style:table-cell-properties fo:background-color="#336699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ela2.B1" style:family="table-cell">
      <style:table-cell-properties fo:padding="0.097cm" fo:border="0.05pt solid #999999"/>
    </style:style>
    <style:style style:name="Tabela2.A2" style:family="table-cell">
      <style:table-cell-properties fo:background-color="#336699" fo:padding="0.097cm" fo:border-left="0.05pt solid #999999" fo:border-right="none" fo:border-top="none" fo:border-bottom="0.05pt solid #999999">
        <style:background-image/>
      </style:table-cell-properties>
    </style:style>
    <style:style style:name="Tabela2.B2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3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4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5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6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7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8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9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10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11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12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13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6" style:family="paragraph" style:parent-style-name="Table_20_Contents">
      <loext:graphic-properties draw:fill="none"/>
      <style:paragraph-properties fo:background-color="transparent" style:writing-mode="page"/>
    </style:style>
    <style:style style:name="P7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10" style:family="paragraph" style:parent-style-name="Table_20_Contents">
      <style:paragraph-properties fo:text-align="start" style:justify-single-word="false" style:vertical-align="bottom" style:writing-mode="page"/>
      <style:text-properties style:font-name="FreeSerif" fo:font-size="8pt" officeooo:rsid="0178b17d" officeooo:paragraph-rsid="03781741" style:font-size-asian="8pt" style:font-size-complex="8pt"/>
    </style:style>
    <style:style style:name="P11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3693afc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3693afc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3693af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9pt" officeooo:rsid="0029fe5d" officeooo:paragraph-rsid="03781741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officeooo:paragraph-rsid="03781741"/>
    </style:style>
    <style:style style:name="P16" style:family="paragraph" style:parent-style-name="Standard">
      <style:text-properties officeooo:paragraph-rsid="03781741"/>
    </style:style>
    <style:style style:name="P17" style:family="paragraph" style:parent-style-name="Standard">
      <style:text-properties officeooo:rsid="03827aad" officeooo:paragraph-rsid="03827aad"/>
    </style:style>
    <style:style style:name="P18" style:family="paragraph" style:parent-style-name="Standard">
      <style:text-properties officeooo:paragraph-rsid="03827aad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9pt" fo:font-weight="bold" officeooo:rsid="003e9774" officeooo:paragraph-rsid="03827aa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 fo:break-before="column" style:vertical-align="bottom" style:writing-mode="page"/>
      <style:text-properties style:font-name="FreeSerif" fo:font-size="8pt" officeooo:rsid="0178b17d" officeooo:paragraph-rsid="032a488a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color="#ffffff" style:font-name="Times New Roman" fo:font-size="9pt" fo:font-weight="bold" officeooo:rsid="0020b11c" officeooo:paragraph-rsid="03781741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ffffff" style:font-name="Times New Roman" fo:font-size="9pt" fo:font-weight="bold" officeooo:rsid="0028c011" officeooo:paragraph-rsid="03827aa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ffffff" style:font-name="Times New Roman" fo:font-size="9pt" fo:font-weight="bold" officeooo:rsid="0042559d" officeooo:paragraph-rsid="03827aa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Times New Roman" fo:font-size="8pt" fo:font-weight="bold" officeooo:rsid="003078ab" officeooo:paragraph-rsid="0378174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Times New Roman" fo:font-size="8pt" fo:font-weight="bold" officeooo:rsid="0020b11c" officeooo:paragraph-rsid="0378174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Times New Roman" fo:font-size="8pt" fo:font-weight="normal" officeooo:paragraph-rsid="0378174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3366" style:font-name="Times New Roman" fo:font-size="8pt" officeooo:paragraph-rsid="03781741" style:font-size-asian="8pt" style:font-size-complex="8pt"/>
    </style:style>
    <style:style style:name="P2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Times New Roman" fo:font-size="8pt" fo:font-weight="bold" officeooo:rsid="003e9774" officeooo:paragraph-rsid="03781741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size="9pt" officeooo:paragraph-rsid="03827aad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color="#ff3333" style:font-name="Times New Roman" fo:font-size="8pt" officeooo:paragraph-rsid="03781741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color="#808080" style:font-name="Times New Roman" fo:font-size="8pt" officeooo:paragraph-rsid="03781741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color="#808080" style:font-name="Times New Roman" fo:font-size="8pt" officeooo:paragraph-rsid="03781741" fo:background-color="transparen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color="#808080" style:font-name="Times New Roman" fo:font-size="9pt" officeooo:paragraph-rsid="03781741" style:font-size-asian="9pt" style:font-size-complex="9pt"/>
    </style:style>
    <style:style style:name="P34" style:family="paragraph" style:parent-style-name="Standard">
      <style:paragraph-properties fo:margin-left="1cm" fo:margin-right="0cm" fo:margin-top="0.3cm" fo:margin-bottom="0cm" loext:contextual-spacing="false" fo:text-align="center" style:justify-single-word="false" fo:text-indent="0cm" style:auto-text-indent="false" style:vertical-align="bottom" style:writing-mode="page"/>
      <style:text-properties style:font-name="Times New Roman" fo:font-size="16pt" fo:font-weight="bold" officeooo:rsid="0020b11c" officeooo:paragraph-rsid="0384102e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style:font-name="Times New Roman" fo:font-size="16pt" fo:font-weight="bold" officeooo:rsid="001f2840" officeooo:paragraph-rsid="0384102e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004586" style:font-name="Times New Roman" fo:font-size="9pt" officeooo:paragraph-rsid="03827aad" style:font-size-asian="9pt" style:font-size-complex="9pt"/>
    </style:style>
    <style:style style:name="P37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004586" style:font-name="Times New Roman" fo:font-size="8pt" fo:font-weight="bold" officeooo:paragraph-rsid="0378174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ff3333" style:font-name="Times New Roman" fo:font-size="9pt" officeooo:paragraph-rsid="03827aad" style:font-size-asian="9pt" style:font-size-complex="9pt"/>
    </style:style>
    <style:style style:name="P39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ff3333" style:font-name="Times New Roman" fo:font-size="8pt" fo:font-weight="bold" officeooo:paragraph-rsid="03781741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666666" style:font-name="Times New Roman" fo:font-size="9pt" officeooo:paragraph-rsid="03827aad" style:font-size-asian="9pt" style:font-size-complex="9pt"/>
    </style:style>
    <style:style style:name="P4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666666" style:font-name="Times New Roman" fo:font-size="9pt" fo:font-weight="bold" officeooo:paragraph-rsid="03781741" style:font-size-asian="9pt" style:font-weight-asian="bold" style:font-size-complex="9pt" style:font-weight-complex="bold"/>
    </style:style>
    <style:style style:name="P4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666666" style:font-name="Times New Roman" fo:font-size="8pt" fo:font-weight="bold" officeooo:paragraph-rsid="03781741" style:font-size-asian="8pt" style:font-weight-asian="bold" style:font-size-complex="8pt" style:font-weight-complex="bold"/>
    </style:style>
    <style:style style:name="T1" style:family="text">
      <style:text-properties style:font-name="FreeSerif" fo:font-size="10pt" officeooo:rsid="017a74ec" style:font-size-asian="10pt" style:font-size-complex="10pt"/>
    </style:style>
    <style:style style:name="T2" style:family="text">
      <style:text-properties style:font-name="FreeSerif" fo:font-size="10pt" officeooo:rsid="017920f8" style:font-size-asian="10pt" style:font-size-complex="10pt"/>
    </style:style>
    <style:style style:name="T3" style:family="text">
      <style:text-properties officeooo:rsid="003d0f91"/>
    </style:style>
    <style:style style:name="T4" style:family="text">
      <style:text-properties style:font-name="Times New Roman" fo:font-size="8pt" officeooo:rsid="00234d63" style:font-size-asian="8pt" style:font-size-complex="8pt"/>
    </style:style>
    <style:style style:name="T5" style:family="text">
      <style:text-properties style:font-name="Times New Roman" fo:font-size="8pt" officeooo:rsid="00113b61" style:font-size-asian="8pt" style:font-size-complex="8pt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  <number:text-style style:name="N10100" number:language="pt" number:country="BR">
      <number:text-content/>
    </number:text-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bic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line.reference" text:name="py3o.line.reference"/>
        <text:user-field-decl office:value-type="string" office:string-value="object.employee_id.pis_pasep" text:name="py3o.object.employee_id.pis_pasep"/>
        <text:user-field-decl office:value-type="string" office:string-value="object.employee_id.rg_emission" text:name="py3o.object.employee_id.rg_emission"/>
        <text:user-field-decl office:value-type="string" office:string-value="object.employee_id.rg" text:name="py3o.object.employee_id.rg"/>
        <text:user-field-decl office:value-type="string" office:string-value="object.employee_id.organ_exp" text:name="py3o.object.employee_id.organ_exp"/>
        <text:user-field-decl office:value-type="string" office:string-value="object.employee_id.company_id.name" text:name="py3o.object.employee_id.company_id.name"/>
        <text:user-field-decl office:value-type="string" office:string-value="conta_bancaria" text:name="py3o.conta_bancaria"/>
        <text:user-field-decl office:value-type="string" office:string-value="company_id.legal_name" text:name="py3o.company_id.legal_name"/>
        <text:user-field-decl office:value-type="string" office:string-value="company_id.cnpj_cpf" text:name="py3o.company_id.cnpj_cpf"/>
        <text:user-field-decl office:value-type="string" office:string-value="company_id.street" text:name="py3o.company_id.street"/>
        <text:user-field-decl office:value-type="string" office:string-value="company_id.street2" text:name="py3o.company_id.street2"/>
        <text:user-field-decl office:value-type="string" office:string-value="company_id.zip" text:name="py3o.company_id.zip"/>
        <text:user-field-decl office:value-type="string" office:string-value="company_id.state_id.name" text:name="py3o.company_id.state_id.name"/>
        <text:user-field-decl office:value-type="string" office:string-value="company_id.country_id.name" text:name="py3o.company_id.country_id.name"/>
        <text:user-field-decl office:value-type="string" office:string-value="line.nome" text:name="py3o.line.nome"/>
        <text:user-field-decl office:value-type="string" office:string-value="line.adiantamento_ferias" text:name="py3o.line.adiantamento_ferias"/>
        <text:user-field-decl office:value-type="string" office:string-value="line.fgts_adiantamento_ferias" text:name="py3o.line.fgts_adiantamento_ferias"/>
        <text:user-field-decl office:value-type="string" office:string-value="line.adiantamento" text:name="py3o.line.adiantamento"/>
        <text:user-field-decl office:value-type="string" office:string-value="line.fgts_adiantamento" text:name="py3o.line.fgts_adiantamento"/>
        <text:user-field-decl office:value-type="string" office:string-value="line.rescisao" text:name="py3o.line.rescisao"/>
        <text:user-field-decl office:value-type="string" office:string-value="line.fgts_rescisao" text:name="py3o.line.fgts_rescisao"/>
        <text:user-field-decl office:value-type="string" office:string-value="line.segunda_parcela" text:name="py3o.line.segunda_parcela"/>
        <text:user-field-decl office:value-type="string" office:string-value="line.fgts_segunda_parcela" text:name="py3o.line.fgts_segunda_parcela"/>
        <text:user-field-decl office:value-type="string" office:string-value="total_adiantamento_ferias" text:name="py3o.total_adiantamento_ferias"/>
        <text:user-field-decl office:value-type="string" office:string-value="total_fgts_adiantamento_ferias" text:name="py3o.total_fgts_adiantamento_ferias"/>
        <text:user-field-decl office:value-type="string" office:string-value="total_adiantamento" text:name="py3o.total_adiantamento"/>
        <text:user-field-decl office:value-type="string" office:string-value="total_fgts_adiantamento" text:name="py3o.total_fgts_adiantamento"/>
        <text:user-field-decl office:value-type="string" office:string-value="total_recisao_decimo_terceiro" text:name="py3o.total_recisao_decimo_terceiro"/>
        <text:user-field-decl office:value-type="string" office:string-value="total_fgts_rescisao" text:name="py3o.total_fgts_rescisao"/>
        <text:user-field-decl office:value-type="string" office:string-value="total_segunda_parcela" text:name="py3o.total_segunda_parcela"/>
        <text:user-field-decl office:value-type="string" office:string-value="total_fgts_parcela" text:name="py3o.total_fgts_parcela"/>
        <text:user-field-decl office:value-type="string" office:string-value="resultado" text:name="py3o.resultado"/>
      </text:user-field-decls>
      <text:p text:style-name="P6"><text:a xlink:type="simple" xlink:href="py3o://if=%220%20==%201%22" text:style-name="Internet_20_link" text:visited-style-name="Visited_20_Internet_20_Link"><text:span text:style-name="T1">if="0 == 1"</text:span></text:a></text:p>
      <text:p text:style-name="P8">Este parágrafo não vai ser exibido, mas precisa existir para que o logo seja impresso corretamente</text:p>
      <text:p text:style-name="P8"><text:user-field-get text:name="py3o.company_logo">company_logo</text:user-field-get></text:p>
      <text:p text:style-name="P8"><text:user-field-get text:name="py3o.company_logo2">company_logo2</text:user-field-get></text:p>
      <text:p text:style-name="P7"><text:a xlink:type="simple" xlink:href="py3o:///if" text:style-name="Internet_20_link" text:visited-style-name="Visited_20_Internet_20_Link"><text:span text:style-name="T2">/if</text:span></text:a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py3o.image(company_logo, 'png', isb64=True)" text:anchor-type="as-char" svg:width="4.9cm" svg:height="1.69cm" draw:z-index="0"><draw:text-box><text:p text:style-name="P4"/></draw:text-box></draw:frame></text:p>
          </table:table-cell>
          <table:table-cell table:style-name="Table1.B1" office:value-type="string">
            <text:p text:style-name="P13"><text:user-field-get text:name="py3o.company_id.legal_name">company_id.legal_name</text:user-field-get></text:p>
            <text:p text:style-name="P12"><text:user-field-get text:name="py3o.company_id.cnpj_cpf">company_id.cnpj_cpf</text:user-field-get></text:p>
            <text:p text:style-name="P12"><text:user-field-get text:name="py3o.company_id.street">company_id.street</text:user-field-get> <text:user-field-get text:name="py3o.company_id.street2">company_id.street2</text:user-field-get> <text:user-field-get text:name="py3o.company_id.zip">company_id.zip</text:user-field-get></text:p>
            <text:p text:style-name="P11"><text:user-field-get text:name="py3o.company_id.state_id.name">company_id.state_id.name</text:user-field-get> - <text:user-field-get text:name="py3o.company_id.country_id.name">company_id.country_id.name</text:user-field-get></text:p>
          </table:table-cell>
        </table:table-row>
      </table:table>
      <text:p text:style-name="P20"/>
      <text:p text:style-name="P35">Relatório de Adiantamento de Décimo Terceiro Salário</text:p>
      <text:p text:style-name="P34">Competência: <text:user-field-get text:name="py3o.competencia">competencia</text:user-field-get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6"/>
        <table:table-header-rows>
          <table:table-row>
            <table:table-cell table:style-name="Tabela1.A1" office:value-type="string">
              <text:p text:style-name="P24">Nome</text:p>
            </table:table-cell>
            <table:table-cell table:style-name="Tabela1.A1" office:value-type="string">
              <text:p text:style-name="P25"><text:span text:style-name="T3">Adiantamento em </text:span>Férias</text:p>
            </table:table-cell>
            <table:table-cell table:style-name="Tabela1.A1" office:value-type="string">
              <text:p text:style-name="P25">FGTS </text:p>
            </table:table-cell>
            <table:table-cell table:style-name="Tabela1.A1" office:value-type="string">
              <text:p text:style-name="P25">Primeira Parcela <text:span text:style-name="T3">13º</text:span></text:p>
            </table:table-cell>
            <table:table-cell table:style-name="Tabela1.A1" office:value-type="string">
              <text:p text:style-name="P25">FGTS </text:p>
            </table:table-cell>
            <table:table-cell table:style-name="Tabela1.A1" office:value-type="string">
              <text:p text:style-name="P25"><text:span text:style-name="T3">Desconto em </text:span>Rescisão</text:p>
            </table:table-cell>
            <table:table-cell table:style-name="Tabela1.A1" office:value-type="string">
              <text:p text:style-name="P25">FGTS</text:p>
            </table:table-cell>
            <table:table-cell table:style-name="Tabela1.A1" office:value-type="string">
              <text:p text:style-name="P25"><text:span text:style-name="T3">Desconto </text:span>Segunda Parcela </text:p>
            </table:table-cell>
            <table:table-cell table:style-name="Tabela1.I1" office:value-type="string">
              <text:p text:style-name="P21">FGTS</text:p>
            </table:table-cell>
          </table:table-row>
        </table:table-header-rows>
        <table:table-row>
          <table:table-cell table:style-name="Tabela1.A4" table:number-columns-spanned="9" office:value-type="string">
            <text:p text:style-name="P15"><text:a xlink:type="simple" xlink:href="py3o://for=%22line%20in%20funcionarios%22" text:style-name="Internet_20_link" text:visited-style-name="Visited_20_Internet_20_Link"><text:span text:style-name="T4">for="line in funcionari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float" office:value="0">
            <text:p text:style-name="P26"><text:user-field-get text:name="py3o.line.nome">line.nome</text:user-field-get></text:p>
          </table:table-cell>
          <table:table-cell table:style-name="Tabela1.B3" office:value-type="float" office:value="0">
            <text:p text:style-name="P27"><text:user-field-get text:name="py3o.line.adiantamento_ferias">line.adiantamento_ferias</text:user-field-get></text:p>
          </table:table-cell>
          <table:table-cell table:style-name="Tabela1.C3" office:value-type="float" office:value="0">
            <text:p text:style-name="P32"><text:user-field-get text:name="py3o.line.fgts_adiantamento_ferias">line.fgts_adiantamento_ferias</text:user-field-get></text:p>
          </table:table-cell>
          <table:table-cell table:style-name="Tabela1.D3" office:value-type="float" office:value="0">
            <text:p text:style-name="P27"><text:user-field-get text:name="py3o.line.adiantamento">line.adiantamento</text:user-field-get></text:p>
          </table:table-cell>
          <table:table-cell table:style-name="Tabela1.E3" office:value-type="float" office:value="0">
            <text:p text:style-name="P31"><text:user-field-get text:name="py3o.line.fgts_adiantamento">line.fgts_adiantamento</text:user-field-get></text:p>
          </table:table-cell>
          <table:table-cell table:style-name="Tabela1.F3" office:value-type="float" office:value="0">
            <text:p text:style-name="P30"><text:user-field-get text:name="py3o.line.rescisao">line.rescisao</text:user-field-get></text:p>
          </table:table-cell>
          <table:table-cell table:style-name="Tabela1.G3" office:value-type="float" office:value="0">
            <text:p text:style-name="P31"><text:user-field-get text:name="py3o.line.fgts_rescisao">line.fgts_rescisao</text:user-field-get></text:p>
          </table:table-cell>
          <table:table-cell table:style-name="Tabela1.H3" office:value-type="float" office:value="0">
            <text:p text:style-name="P30"><text:user-field-get text:name="py3o.line.segunda_parcela">line.segunda_parcela</text:user-field-get></text:p>
          </table:table-cell>
          <table:table-cell table:style-name="Tabela1.I3" office:value-type="float" office:value="0">
            <text:p text:style-name="P33"><text:user-field-get text:name="py3o.line.fgts_segunda_parcela">line.fgts_segunda_parcela</text:user-field-get></text:p>
          </table:table-cell>
        </table:table-row>
        <table:table-row>
          <table:table-cell table:style-name="Tabela1.A4" table:number-columns-spanned="9" office:value-type="string">
            <text:p text:style-name="P14"><text:a xlink:type="simple" xlink:href="py3o:///for" text:style-name="Internet_20_link" text:visited-style-name="Visited_20_Internet_20_Link"><text:span text:style-name="T5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office:value-type="string">
            <text:p text:style-name="P28">TOTAL</text:p>
          </table:table-cell>
          <table:table-cell table:style-name="Tabela1.B5" office:value-type="string">
            <text:p text:style-name="P37"><text:user-field-get text:name="py3o.total_adiantamento_ferias">total_adiantamento_ferias</text:user-field-get></text:p>
          </table:table-cell>
          <table:table-cell table:style-name="Tabela1.C5" office:value-type="string">
            <text:p text:style-name="P42"><text:user-field-get text:name="py3o.total_fgts_adiantamento_ferias">total_fgts_adiantamento_ferias</text:user-field-get></text:p>
          </table:table-cell>
          <table:table-cell table:style-name="Tabela1.D5" office:value-type="string">
            <text:p text:style-name="P37"><text:user-field-get text:name="py3o.total_adiantamento">total_adiantamento</text:user-field-get></text:p>
          </table:table-cell>
          <table:table-cell table:style-name="Tabela1.E5" office:value-type="string">
            <text:p text:style-name="P42"><text:user-field-get text:name="py3o.total_fgts_adiantamento">total_fgts_adiantamento</text:user-field-get></text:p>
          </table:table-cell>
          <table:table-cell table:style-name="Tabela1.F5" office:value-type="string">
            <text:p text:style-name="P39"><text:user-field-get text:name="py3o.total_recisao_decimo_terceiro">total_recisao_decimo_terceiro</text:user-field-get></text:p>
          </table:table-cell>
          <table:table-cell table:style-name="Tabela1.G5" office:value-type="string">
            <text:p text:style-name="P42"><text:user-field-get text:name="py3o.total_fgts_rescisao">total_fgts_rescisao</text:user-field-get></text:p>
          </table:table-cell>
          <table:table-cell table:style-name="Tabela1.H5" office:value-type="string">
            <text:p text:style-name="P39"><text:user-field-get text:name="py3o.total_segunda_parcela">total_segunda_parcela</text:user-field-get></text:p>
          </table:table-cell>
          <table:table-cell table:style-name="Tabela1.I5" office:value-type="string">
            <text:p text:style-name="P41"><text:user-field-get text:name="py3o.total_fgts_parcela">total_fgts_parcela</text:user-field-get></text:p>
          </table:table-cell>
        </table:table-row>
      </table:table>
      <text:p text:style-name="P16"/>
      <text:p text:style-name="P16"/>
      <text:p text:style-name="P1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Total de adiantamento 13º em Férias</text:p>
          </table:table-cell>
          <table:table-cell table:style-name="Tabela2.B1" office:value-type="string">
            <text:p text:style-name="P36"><text:user-field-get text:name="py3o.total_adiantamento_ferias">total_adiantamento_ferias</text:user-field-get></text:p>
          </table:table-cell>
        </table:table-row>
        <table:table-row>
          <table:table-cell table:style-name="Tabela2.A2" office:value-type="string">
            <text:p text:style-name="P22">Total de FGTS de adiantamento 13º em Férias</text:p>
          </table:table-cell>
          <table:table-cell table:style-name="Tabela2.B11" office:value-type="string">
            <text:p text:style-name="P40"><text:user-field-get text:name="py3o.total_fgts_adiantamento_ferias">total_fgts_adiantamento_ferias</text:user-field-get>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B11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22">Total de Primeira Parcela de 13º</text:p>
          </table:table-cell>
          <table:table-cell table:style-name="Tabela2.B11" office:value-type="string">
            <text:p text:style-name="P36"><text:user-field-get text:name="py3o.total_adiantamento">total_adiantamento</text:user-field-get></text:p>
          </table:table-cell>
        </table:table-row>
        <table:table-row>
          <table:table-cell table:style-name="Tabela2.A2" office:value-type="string">
            <text:p text:style-name="P22">Total de FGTS de Primeira Parcela de 13º</text:p>
          </table:table-cell>
          <table:table-cell table:style-name="Tabela2.B11" office:value-type="string">
            <text:p text:style-name="P40"><text:user-field-get text:name="py3o.total_fgts_adiantamento">total_fgts_adiantamento</text:user-field-get>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B11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22">Proporcional de 13º em Rescisão</text:p>
          </table:table-cell>
          <table:table-cell table:style-name="Tabela2.B11" office:value-type="string">
            <text:p text:style-name="P38"><text:user-field-get text:name="py3o.total_recisao_decimo_terceiro">total_recisao_decimo_terceiro</text:user-field-get></text:p>
          </table:table-cell>
        </table:table-row>
        <table:table-row>
          <table:table-cell table:style-name="Tabela2.A2" office:value-type="string">
            <text:p text:style-name="P22">Total de FGTS de 13º em Rescisão</text:p>
          </table:table-cell>
          <table:table-cell table:style-name="Tabela2.B11" office:value-type="string">
            <text:p text:style-name="P40"><text:user-field-get text:name="py3o.total_fgts_rescisao">total_fgts_rescisao</text:user-field-get>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B11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22">Total de Segunda Parcela de 13º</text:p>
          </table:table-cell>
          <table:table-cell table:style-name="Tabela2.B11" office:value-type="string">
            <text:p text:style-name="P38"><text:user-field-get text:name="py3o.total_segunda_parcela">total_segunda_parcela</text:user-field-get></text:p>
          </table:table-cell>
        </table:table-row>
        <table:table-row>
          <table:table-cell table:style-name="Tabela2.A2" office:value-type="string">
            <text:p text:style-name="P22">Total de FGTS de Segunda Parcela de 13º</text:p>
          </table:table-cell>
          <table:table-cell table:style-name="Tabela2.B11" office:value-type="string">
            <text:p text:style-name="P40"><text:user-field-get text:name="py3o.total_fgts_parcela">total_fgts_parcela</text:user-field-get>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B12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23">RESULTADO FINAL</text:p>
          </table:table-cell>
          <table:table-cell table:style-name="Tabela2.B13" office:value-type="string">
            <text:p text:style-name="P19"><text:user-field-get text:name="py3o.resultado">resultado</text:user-field-ge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12-10T17:51:38.553997302</dc:date>
    <meta:editing-duration>P5DT10H20M45S</meta:editing-duration>
    <meta:editing-cycles>573</meta:editing-cycles>
    <meta:generator>LibreOffice/5.1.6.2$Linux_X86_64 LibreOffice_project/10m0$Build-2</meta:generator>
    <meta:document-statistic meta:table-count="3" meta:image-count="0" meta:object-count="0" meta:page-count="1" meta:paragraph-count="60" meta:word-count="144" meta:character-count="1356" meta:non-whitespace-character-count="1268"/>
    <meta:user-defined meta:name="decimal_separator">,</meta:user-defined>
    <meta:user-defined meta:name="digit_separator">.</meta:user-defined>
    <meta:user-defined meta:name="float_format">"%.2f"</meta:user-defined>
  </office:meta>
</office:document-meta>
</file>